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c6f" officeooo:paragraph-rsid="00004c6f"/>
    </style:style>
    <style:style style:name="P2" style:family="paragraph" style:parent-style-name="Standard">
      <style:text-properties officeooo:paragraph-rsid="000164fb"/>
    </style:style>
    <style:style style:name="P3" style:family="paragraph" style:parent-style-name="Standard">
      <style:text-properties officeooo:rsid="00004c6f" officeooo:paragraph-rsid="000164fb"/>
    </style:style>
    <style:style style:name="P4" style:family="paragraph" style:parent-style-name="Standard">
      <style:text-properties officeooo:rsid="000164fb" officeooo:paragraph-rsid="000164fb"/>
    </style:style>
    <style:style style:name="T1" style:family="text">
      <style:text-properties officeooo:rsid="000164fb"/>
    </style:style>
    <style:style style:name="T2" style:family="text">
      <style:text-properties officeooo:rsid="00004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e задание:</text:p>
      <text:p text:style-name="P1"/>
      <text:p text:style-name="Standard">ls@ls-Comp:~$ mysql_config_editor set --login-path=client --host=localhost --user=root --password</text:p>
      <text:p text:style-name="Standard">Enter password: </text:p>
      <text:p text:style-name="Standard">ls@ls-Comp:~$ mysql</text:p>
      <text:p text:style-name="Standard">Welcome to the MySQL monitor. <text:s/>Commands end with ; or \g.</text:p>
      <text:p text:style-name="Standard">Your MySQL connection id is 51</text:p>
      <text:p text:style-name="Standard">Server version: 8.0.26-0ubuntu0.20.04.2 (Ubuntu)</text:p>
      <text:p text:style-name="Standard"/>
      <text:p text:style-name="Standard">Copyright (c) 2000, 2021, Oracle and/or its affiliates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P2">mysql&gt; </text:p>
      <text:p text:style-name="P2"/>
      <text:p text:style-name="P3"><text:span text:style-name="T1">2</text:span>-e задание: <text:span text:style-name="T1">(Создал базу данных, shop)</text:span></text:p>
      <text:p text:style-name="P3"/>
      <text:p text:style-name="Standard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TEST_DB <text:s text:c="11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hop <text:s text:c="14"/>|</text:p>
      <text:p text:style-name="Standard">| sys <text:s text:c="15"/>|</text:p>
      <text:p text:style-name="Standard">+--------------------+</text:p>
      <text:p text:style-name="Standard">6 rows in set (0,00 sec)</text:p>
      <text:p text:style-name="Standard">mysql&gt; EXIT</text:p>
      <text:p text:style-name="Standard">Bye</text:p>
      <text:p text:style-name="Standard"/>
      <text:p text:style-name="P4">3<text:span text:style-name="T2">-e задание: </text:span>Сделал дамп</text:p>
      <text:p text:style-name="P4"/>
      <text:p text:style-name="Standard">ls@ls-Comp:~$ mysqldump shop &gt; shopdump.sq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20:17:51.642368328</meta:creation-date>
    <dc:date>2021-09-03T11:40:28.004425885</dc:date>
    <meta:editing-duration>PT6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35" meta:character-count="938" meta:non-whitespace-character-count="774"/>
  </office:meta>
</office:document-meta>
</file>